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0.01mm"/>
    </style:style>
    <style:style style:name="co2" style:family="table-column">
      <style:table-column-properties fo:break-before="auto" style:column-width="87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11"/>1 <text:s text:c="10"/>5 <text:s text:c="10"/>4 <text:s text:c="8"/>151 <text:s text:c="8"/>158 <text:s text:c="8"/>152 <text:s text:c="8"/>305</text:p>
          </table:table-cell>
          <table:table-cell office:value-type="string" calcext:value-type="string">
            <text:p><text:s text:c="9"/>301 <text:s text:c="8"/>302 <text:s text:c="8"/>451 <text:s text:c="8"/>454 <text:s text:c="8"/>453</text:p>
          </table:table-cell>
        </table:table-row>
        <table:table-row table:style-name="ro1">
          <table:table-cell office:value-type="string" calcext:value-type="string">
            <text:p><text:s text:c="11"/>2 <text:s text:c="9"/>14 <text:s text:c="10"/>7 <text:s text:c="8"/>159 <text:s text:c="8"/>164 <text:s text:c="8"/>155 <text:s text:c="8"/>306</text:p>
          </table:table-cell>
          <table:table-cell office:value-type="string" calcext:value-type="string">
            <text:p><text:s text:c="9"/>319 <text:s text:c="8"/>303 <text:s text:c="8"/>462 <text:s text:c="8"/>456 <text:s text:c="8"/>455</text:p>
          </table:table-cell>
        </table:table-row>
        <table:table-row table:style-name="ro1">
          <table:table-cell office:value-type="string" calcext:value-type="string">
            <text:p><text:s text:c="11"/>3 <text:s text:c="9"/>16 <text:s text:c="9"/>12 <text:s text:c="8"/>160 <text:s text:c="8"/>167 <text:s text:c="8"/>156 <text:s text:c="8"/>317</text:p>
          </table:table-cell>
          <table:table-cell office:value-type="string" calcext:value-type="string">
            <text:p><text:s text:c="9"/>323 <text:s text:c="8"/>304 <text:s text:c="8"/>464 <text:s text:c="8"/>461 <text:s text:c="8"/>457</text:p>
          </table:table-cell>
        </table:table-row>
        <table:table-row table:style-name="ro1">
          <table:table-cell office:value-type="string" calcext:value-type="string">
            <text:p><text:s text:c="11"/>8 <text:s text:c="9"/>17 <text:s text:c="9"/>13 <text:s text:c="8"/>161 <text:s text:c="8"/>170 <text:s text:c="8"/>157 <text:s text:c="8"/>321</text:p>
          </table:table-cell>
          <table:table-cell office:value-type="string" calcext:value-type="string">
            <text:p><text:s text:c="9"/>331 <text:s text:c="8"/>307 <text:s text:c="8"/>465 <text:s text:c="8"/>471 <text:s text:c="8"/>458</text:p>
          </table:table-cell>
        </table:table-row>
        <table:table-row table:style-name="ro1">
          <table:table-cell office:value-type="string" calcext:value-type="string">
            <text:p><text:s text:c="11"/>9 <text:s text:c="9"/>27 <text:s text:c="9"/>19 <text:s text:c="8"/>162 <text:s text:c="8"/>171 <text:s text:c="8"/>163 <text:s text:c="8"/>324</text:p>
          </table:table-cell>
          <table:table-cell office:value-type="string" calcext:value-type="string">
            <text:p><text:s text:c="9"/>337 <text:s text:c="8"/>308 <text:s text:c="8"/>469 <text:s text:c="8"/>473 <text:s text:c="8"/>460</text:p>
          </table:table-cell>
        </table:table-row>
        <table:table-row table:style-name="ro1">
          <table:table-cell office:value-type="string" calcext:value-type="string">
            <text:p><text:s text:c="10"/>11 <text:s text:c="9"/>32 <text:s text:c="9"/>21 <text:s text:c="8"/>165 <text:s text:c="8"/>176 <text:s text:c="8"/>169 <text:s text:c="8"/>333</text:p>
          </table:table-cell>
          <table:table-cell office:value-type="string" calcext:value-type="string">
            <text:p><text:s text:c="9"/>339 <text:s text:c="8"/>311 <text:s text:c="8"/>470 <text:s text:c="8"/>476 <text:s text:c="8"/>467</text:p>
          </table:table-cell>
        </table:table-row>
        <table:table-row table:style-name="ro1">
          <table:table-cell office:value-type="string" calcext:value-type="string">
            <text:p><text:s text:c="10"/>15 <text:s text:c="9"/>33 <text:s text:c="9"/>22 <text:s text:c="8"/>174 <text:s text:c="8"/>177 <text:s text:c="8"/>173 <text:s text:c="8"/>336</text:p>
          </table:table-cell>
          <table:table-cell office:value-type="string" calcext:value-type="string">
            <text:p><text:s text:c="9"/>346 <text:s text:c="8"/>312 <text:s text:c="8"/>472 <text:s text:c="8"/>480 <text:s text:c="8"/>468</text:p>
          </table:table-cell>
        </table:table-row>
        <table:table-row table:style-name="ro1">
          <table:table-cell office:value-type="string" calcext:value-type="string">
            <text:p><text:s text:c="10"/>18 <text:s text:c="9"/>36 <text:s text:c="9"/>24 <text:s text:c="8"/>179 <text:s text:c="8"/>181 <text:s text:c="8"/>186 <text:s text:c="8"/>340</text:p>
          </table:table-cell>
          <table:table-cell office:value-type="string" calcext:value-type="string">
            <text:p><text:s text:c="9"/>348 <text:s text:c="8"/>313 <text:s text:c="8"/>477 <text:s text:c="8"/>485 <text:s text:c="8"/>475</text:p>
          </table:table-cell>
        </table:table-row>
        <table:table-row table:style-name="ro1">
          <table:table-cell office:value-type="string" calcext:value-type="string">
            <text:p><text:s text:c="10"/>20 <text:s text:c="9"/>37 <text:s text:c="9"/>28 <text:s text:c="8"/>183 <text:s text:c="8"/>190 <text:s text:c="8"/>187 <text:s text:c="8"/>344</text:p>
          </table:table-cell>
          <table:table-cell office:value-type="string" calcext:value-type="string">
            <text:p><text:s text:c="9"/>383 <text:s text:c="8"/>314 <text:s text:c="8"/>486 <text:s text:c="8"/>487 <text:s text:c="8"/>478</text:p>
          </table:table-cell>
        </table:table-row>
        <table:table-row table:style-name="ro1">
          <table:table-cell office:value-type="string" calcext:value-type="string">
            <text:p><text:s text:c="10"/>23 <text:s text:c="9"/>42 <text:s text:c="9"/>30 <text:s text:c="8"/>184 <text:s text:c="8"/>193 <text:s text:c="8"/>189 <text:s text:c="8"/>352</text:p>
          </table:table-cell>
          <table:table-cell office:value-type="string" calcext:value-type="string">
            <text:p><text:s text:c="9"/>391 <text:s text:c="8"/>315 <text:s text:c="8"/>493 <text:s text:c="8"/>489 <text:s text:c="8"/>481</text:p>
          </table:table-cell>
        </table:table-row>
        <table:table-row table:style-name="ro1">
          <table:table-cell office:value-type="string" calcext:value-type="string">
            <text:p><text:s text:c="10"/>25 <text:s text:c="9"/>46 <text:s text:c="9"/>35 <text:s text:c="8"/>188 <text:s text:c="8"/>202 <text:s text:c="8"/>204 <text:s text:c="8"/>359</text:p>
          </table:table-cell>
          <table:table-cell office:value-type="string" calcext:value-type="string">
            <text:p><text:s text:c="9"/>400 <text:s text:c="8"/>318 <text:s text:c="8"/>495 <text:s text:c="8"/>496 <text:s text:c="8"/>483</text:p>
          </table:table-cell>
        </table:table-row>
        <table:table-row table:style-name="ro1">
          <table:table-cell office:value-type="string" calcext:value-type="string">
            <text:p><text:s text:c="10"/>26 <text:s text:c="9"/>47 <text:s text:c="9"/>38 <text:s text:c="8"/>191 <text:s text:c="8"/>203 <text:s text:c="8"/>208 <text:s text:c="8"/>360</text:p>
          </table:table-cell>
          <table:table-cell office:value-type="string" calcext:value-type="string">
            <text:p><text:s text:c="9"/>402 <text:s text:c="8"/>320 <text:s text:c="8"/>497 <text:s text:c="8"/>500 <text:s text:c="8"/>488</text:p>
          </table:table-cell>
        </table:table-row>
        <table:table-row table:style-name="ro1">
          <table:table-cell office:value-type="string" calcext:value-type="string">
            <text:p><text:s text:c="10"/>29 <text:s text:c="9"/>49 <text:s text:c="9"/>40 <text:s text:c="8"/>194 <text:s text:c="8"/>206 <text:s text:c="8"/>212 <text:s text:c="8"/>362</text:p>
          </table:table-cell>
          <table:table-cell office:value-type="string" calcext:value-type="string">
            <text:p><text:s text:c="9"/>403 <text:s text:c="8"/>325 <text:s text:c="8"/>498 <text:s text:c="8"/>502 <text:s text:c="8"/>491</text:p>
          </table:table-cell>
        </table:table-row>
        <table:table-row table:style-name="ro1">
          <table:table-cell office:value-type="string" calcext:value-type="string">
            <text:p><text:s text:c="10"/>31 <text:s text:c="9"/>54 <text:s text:c="9"/>44 <text:s text:c="8"/>196 <text:s text:c="8"/>209 <text:s text:c="8"/>217 <text:s text:c="8"/>368</text:p>
          </table:table-cell>
          <table:table-cell office:value-type="string" calcext:value-type="string">
            <text:p><text:s text:c="9"/>409 <text:s text:c="8"/>326 <text:s text:c="8"/>499 <text:s text:c="8"/>504 <text:s text:c="8"/>492</text:p>
          </table:table-cell>
        </table:table-row>
        <table:table-row table:style-name="ro1">
          <table:table-cell office:value-type="string" calcext:value-type="string">
            <text:p><text:s text:c="10"/>34 <text:s text:c="9"/>63 <text:s text:c="9"/>51 <text:s text:c="8"/>198 <text:s text:c="8"/>211 <text:s text:c="8"/>222 <text:s text:c="8"/>369</text:p>
          </table:table-cell>
          <table:table-cell office:value-type="string" calcext:value-type="string">
            <text:p><text:s text:c="9"/>418 <text:s text:c="8"/>327 <text:s text:c="8"/>501 <text:s text:c="8"/>509 <text:s text:c="8"/>494</text:p>
          </table:table-cell>
        </table:table-row>
        <table:table-row table:style-name="ro1">
          <table:table-cell office:value-type="string" calcext:value-type="string">
            <text:p><text:s text:c="10"/>39 <text:s text:c="9"/>64 <text:s text:c="9"/>56 <text:s text:c="8"/>200 <text:s text:c="8"/>214 <text:s text:c="8"/>226 <text:s text:c="8"/>372</text:p>
          </table:table-cell>
          <table:table-cell office:value-type="string" calcext:value-type="string">
            <text:p><text:s text:c="9"/>423 <text:s text:c="8"/>328 <text:s text:c="8"/>505 <text:s text:c="8"/>515 <text:s text:c="8"/>506</text:p>
          </table:table-cell>
        </table:table-row>
        <table:table-row table:style-name="ro1">
          <table:table-cell office:value-type="string" calcext:value-type="string">
            <text:p><text:s text:c="10"/>41 <text:s text:c="9"/>67 <text:s text:c="9"/>57 <text:s text:c="8"/>201 <text:s text:c="8"/>218 <text:s text:c="8"/>229 <text:s text:c="8"/>374</text:p>
          </table:table-cell>
          <table:table-cell office:value-type="string" calcext:value-type="string">
            <text:p><text:s text:c="9"/>430 <text:s text:c="8"/>329 <text:s text:c="8"/>507 <text:s text:c="8"/>517 <text:s text:c="8"/>516</text:p>
          </table:table-cell>
        </table:table-row>
        <table:table-row table:style-name="ro1">
          <table:table-cell office:value-type="string" calcext:value-type="string">
            <text:p><text:s text:c="10"/>45 <text:s text:c="9"/>71 <text:s text:c="9"/>58 <text:s text:c="8"/>205 <text:s text:c="8"/>219 <text:s text:c="8"/>238 <text:s text:c="8"/>378</text:p>
          </table:table-cell>
          <table:table-cell office:value-type="string" calcext:value-type="string">
            <text:p><text:s text:c="9"/>437 <text:s text:c="8"/>330 <text:s text:c="8"/>508 <text:s text:c="8"/>519 <text:s text:c="8"/>518</text:p>
          </table:table-cell>
        </table:table-row>
        <table:table-row table:style-name="ro1">
          <table:table-cell office:value-type="string" calcext:value-type="string">
            <text:p><text:s text:c="10"/>48 <text:s text:c="9"/>73 <text:s text:c="9"/>61 <text:s text:c="8"/>210 <text:s text:c="8"/>224 <text:s text:c="8"/>245 <text:s text:c="8"/>379</text:p>
          </table:table-cell>
          <table:table-cell office:value-type="string" calcext:value-type="string">
            <text:p><text:s text:c="8"/>2117 <text:s text:c="8"/>332 <text:s text:c="8"/>511 <text:s text:c="8"/>534 <text:s text:c="8"/>522</text:p>
          </table:table-cell>
        </table:table-row>
        <table:table-row table:style-name="ro1">
          <table:table-cell office:value-type="string" calcext:value-type="string">
            <text:p><text:s text:c="10"/>53 <text:s text:c="9"/>77 <text:s text:c="9"/>65 <text:s text:c="8"/>213 <text:s text:c="8"/>225 <text:s text:c="8"/>253 <text:s text:c="8"/>380</text:p>
          </table:table-cell>
          <table:table-cell office:value-type="string" calcext:value-type="string">
            <text:p><text:s text:c="8"/>2118 <text:s text:c="8"/>334 <text:s text:c="8"/>512 <text:s text:c="8"/>540 <text:s text:c="8"/>523</text:p>
          </table:table-cell>
        </table:table-row>
        <table:table-row table:style-name="ro1">
          <table:table-cell office:value-type="string" calcext:value-type="string">
            <text:p><text:s text:c="10"/>55 <text:s text:c="9"/>81 <text:s text:c="9"/>70 <text:s text:c="8"/>215 <text:s text:c="8"/>227 <text:s text:c="8"/>264 <text:s text:c="8"/>390</text:p>
          </table:table-cell>
          <table:table-cell office:value-type="string" calcext:value-type="string">
            <text:p><text:s text:c="8"/>2130 <text:s text:c="8"/>335 <text:s text:c="8"/>514 <text:s text:c="8"/>543 <text:s text:c="8"/>528</text:p>
          </table:table-cell>
        </table:table-row>
        <table:table-row table:style-name="ro1">
          <table:table-cell office:value-type="string" calcext:value-type="string">
            <text:p><text:s text:c="10"/>59 <text:s text:c="9"/>84 <text:s text:c="9"/>82 <text:s text:c="8"/>216 <text:s text:c="8"/>230 <text:s text:c="8"/>273 <text:s text:c="8"/>394</text:p>
          </table:table-cell>
          <table:table-cell office:value-type="string" calcext:value-type="string">
            <text:p><text:s text:c="8"/>2144 <text:s text:c="8"/>338 <text:s text:c="8"/>520 <text:s text:c="8"/>551 <text:s text:c="8"/>531</text:p>
          </table:table-cell>
        </table:table-row>
        <table:table-row table:style-name="ro1">
          <table:table-cell office:value-type="string" calcext:value-type="string">
            <text:p><text:s text:c="10"/>62 <text:s text:c="9"/>86 <text:s text:c="9"/>85 <text:s text:c="8"/>221 <text:s text:c="8"/>235 <text:s text:c="8"/>275 <text:s text:c="8"/>396</text:p>
          </table:table-cell>
          <table:table-cell office:value-type="string" calcext:value-type="string">
            <text:p><text:s text:c="8"/>2146 <text:s text:c="8"/>342 <text:s text:c="8"/>521 <text:s text:c="8"/>556 <text:s text:c="8"/>533</text:p>
          </table:table-cell>
        </table:table-row>
        <table:table-row table:style-name="ro1">
          <table:table-cell office:value-type="string" calcext:value-type="string">
            <text:p><text:s text:c="10"/>68 <text:s text:c="9"/>89 <text:s text:c="9"/>87 <text:s text:c="8"/>231 <text:s text:c="8"/>241 <text:s text:c="8"/>277 <text:s text:c="8"/>405</text:p>
          </table:table-cell>
          <table:table-cell office:value-type="string" calcext:value-type="string">
            <text:p><text:s text:c="8"/>2153 <text:s text:c="8"/>343 <text:s text:c="8"/>524 <text:s text:c="8"/>560 <text:s text:c="8"/>537</text:p>
          </table:table-cell>
        </table:table-row>
        <table:table-row table:style-name="ro1">
          <table:table-cell office:value-type="string" calcext:value-type="string">
            <text:p><text:s text:c="10"/>72 <text:s text:c="9"/>92 <text:s text:c="9"/>90 <text:s text:c="8"/>234 <text:s text:c="8"/>242 <text:s text:c="8"/>279 <text:s text:c="8"/>411</text:p>
          </table:table-cell>
          <table:table-cell office:value-type="string" calcext:value-type="string">
            <text:p><text:s text:c="8"/>2159 <text:s text:c="8"/>350 <text:s text:c="8"/>525 <text:s text:c="8"/>570 <text:s text:c="8"/>539</text:p>
          </table:table-cell>
        </table:table-row>
        <table:table-row table:style-name="ro1">
          <table:table-cell office:value-type="string" calcext:value-type="string">
            <text:p><text:s text:c="10"/>74 <text:s text:c="9"/>93 <text:s text:c="9"/>91 <text:s text:c="8"/>236 <text:s text:c="8"/>244 <text:s text:c="8"/>284 <text:s text:c="8"/>412</text:p>
          </table:table-cell>
          <table:table-cell office:value-type="string" calcext:value-type="string">
            <text:p><text:s text:c="8"/>2176 <text:s text:c="8"/>353 <text:s text:c="8"/>527 <text:s text:c="8"/>571 <text:s text:c="8"/>541</text:p>
          </table:table-cell>
        </table:table-row>
        <table:table-row table:style-name="ro1">
          <table:table-cell office:value-type="string" calcext:value-type="string">
            <text:p><text:s text:c="10"/>76 <text:s text:c="9"/>94 <text:s text:c="9"/>96 <text:s text:c="8"/>237 <text:s text:c="8"/>246 <text:s text:c="8"/>286 <text:s text:c="8"/>414</text:p>
          </table:table-cell>
          <table:table-cell office:value-type="string" calcext:value-type="string">
            <text:p><text:s text:c="8"/>2184 <text:s text:c="8"/>354 <text:s text:c="8"/>530 <text:s text:c="8"/>572 <text:s text:c="8"/>546</text:p>
          </table:table-cell>
        </table:table-row>
        <table:table-row table:style-name="ro1">
          <table:table-cell office:value-type="string" calcext:value-type="string">
            <text:p><text:s text:c="10"/>78 <text:s text:c="9"/>95 <text:s text:c="9"/>98 <text:s text:c="8"/>239 <text:s text:c="8"/>247 <text:s text:c="8"/>299 <text:s text:c="8"/>420</text:p>
          </table:table-cell>
          <table:table-cell office:value-type="string" calcext:value-type="string">
            <text:p><text:s text:c="8"/>2199 <text:s text:c="8"/>355 <text:s text:c="8"/>532 <text:s text:c="8"/>577 <text:s text:c="8"/>549</text:p>
          </table:table-cell>
        </table:table-row>
        <table:table-row table:style-name="ro1">
          <table:table-cell office:value-type="string" calcext:value-type="string">
            <text:p><text:s text:c="10"/>79 <text:s text:c="9"/>97 <text:s text:c="8"/>101 <text:s text:c="8"/>240 <text:s text:c="8"/>249 <text:s text:c="8"/>756 <text:s text:c="8"/>422</text:p>
          </table:table-cell>
          <table:table-cell office:value-type="string" calcext:value-type="string">
            <text:p><text:s text:c="8"/>2201 <text:s text:c="8"/>356 <text:s text:c="8"/>535 <text:s text:c="8"/>580 <text:s text:c="8"/>550</text:p>
          </table:table-cell>
        </table:table-row>
        <table:table-row table:style-name="ro1">
          <table:table-cell office:value-type="string" calcext:value-type="string">
            <text:p><text:s text:c="10"/>80 <text:s text:c="9"/>99 <text:s text:c="8"/>102 <text:s text:c="8"/>243 <text:s text:c="8"/>250 <text:s text:c="8"/>759 <text:s text:c="8"/>429</text:p>
          </table:table-cell>
          <table:table-cell office:value-type="string" calcext:value-type="string">
            <text:p><text:s text:c="8"/>2202 <text:s text:c="8"/>357 <text:s text:c="8"/>538 <text:s text:c="8"/>581 <text:s text:c="8"/>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1:57.950627999</meta:creation-date>
    <dc:date>2016-09-21T05:53:32.984769114</dc:date>
    <meta:editing-duration>PT1M35S</meta:editing-duration>
    <meta:editing-cycles>1</meta:editing-cycles>
    <meta:document-statistic meta:table-count="1" meta:cell-count="60" meta:object-count="0"/>
    <meta:generator>LibreOffice/4.4.6.3$Linux_X86_64 LibreOffice_project/40m0$Build-3</meta:generator>
  </office:meta>
</office:document-meta>
</file>